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1">
      <style:text-properties style:font-name="Liberation Sans" style:font-name-asian="Microsoft YaHei" style:font-name-complex="Mangal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verdlengde [cm]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verdlengde [px]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nistlengde [cm]</text:p>
          </table:table-cell>
          <table:table-cell table:formula="of:=[.B6]*[.B8]"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Gnistlengde [px]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m/px</text:p>
          </table:table-cell>
          <table:table-cell table:formula="of:=[.B2]/[.B3]" office:value-type="float" office:value="0.11038961038961" calcext:value-type="float">
            <text:p>0.1103896104</text:p>
          </table:table-cell>
        </table:table-row>
        <table:table-row table:style-name="ro1">
          <table:table-cell office:value-type="string" calcext:value-type="string">
            <text:p>V/m</text:p>
          </table:table-cell>
          <table:table-cell table:style-name="ce1" office:value-type="float" office:value="3000000" calcext:value-type="float">
            <text:p>3.00E+06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[.B5]/100)*[.B9]" office:value-type="float" office:value="1275000" calcext:value-type="float">
            <text:p>1.28E+0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Gul kondensator</text:p>
          </table:table-cell>
          <table:table-cell/>
        </table:table-row>
        <table:table-row table:style-name="ro1">
          <table:table-cell office:value-type="string" calcext:value-type="string">
            <text:p>Tunet</text:p>
          </table:table-cell>
          <table:table-cell/>
        </table:table-row>
      </table:table>
      <table:table table:name="Med 942C series lastkondensator" table:style-name="ta1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1 stk. 100NF 942C kondensator, muligens dårlig tun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.17 viklinger</text:p>
          </table:table-cell>
          <table:table-cell table:number-columns-repeated="4"/>
          <table:table-cell office:value-type="string" calcext:value-type="string">
            <text:p>Sve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rdlengde [cm]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Fra:</text:p>
          </table:table-cell>
          <table:table-cell/>
          <table:table-cell office:value-type="string" calcext:value-type="string">
            <text:p>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rdlengde [px]</text:p>
          </table:table-cell>
          <table:table-cell table:style-name="ce2" table:formula="of:=SQRT(([.I4]-[.G4])^2 + ([.I5]-[.G5])^2)" office:value-type="float" office:value="749.024031657196" calcext:value-type="float">
            <text:p>749</text:p>
          </table:table-cell>
          <table:table-cell office:value-type="string" calcext:value-type="string">
            <text:p>&lt;- inpu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x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Dx</text:p>
          </table:table-cell>
          <table:table-cell table:formula="of:=[.I4]-[.G4]" office:value-type="float" office:value="749" calcext:value-type="float">
            <text:p>7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y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y</text:p>
          </table:table-cell>
          <table:table-cell table:formula="of:=[.I5]-[.G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nistlengde [cm]</text:p>
          </table:table-cell>
          <table:table-cell table:formula="of:=[.B7]*[.B9]" office:value-type="float" office:value="45.0352339311329" calcext:value-type="float">
            <text:p>45.0352339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nistlengde [px]</text:p>
          </table:table-cell>
          <table:table-cell table:formula="of:=SQRT(([.I10]-[.G10])^2 + ([.I11]-[.G11])^2)" office:value-type="float" office:value="396.852617479084" calcext:value-type="float">
            <text:p>396.8526174791</text:p>
          </table:table-cell>
          <table:table-cell office:value-type="string" calcext:value-type="string">
            <text:p>&lt;- inpu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n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/px</text:p>
          </table:table-cell>
          <table:table-cell table:formula="of:=[.B3]/[.B4]" office:value-type="float" office:value="0.113481005158058" calcext:value-type="float">
            <text:p>0.1134810052</text:p>
          </table:table-cell>
          <table:table-cell table:number-columns-repeated="3"/>
          <table:table-cell office:value-type="string" calcext:value-type="string">
            <text:p>Fra:</text:p>
          </table:table-cell>
          <table:table-cell/>
          <table:table-cell office:value-type="string" calcext:value-type="string">
            <text:p>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/m</text:p>
          </table:table-cell>
          <table:table-cell table:style-name="ce1" office:value-type="float" office:value="3000000" calcext:value-type="float">
            <text:p>3.00E+06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x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Dx</text:p>
          </table:table-cell>
          <table:table-cell table:formula="of:=[.I10]-[.G10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y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Dy</text:p>
          </table:table-cell>
          <table:table-cell table:formula="of:=[.I11]-[.G11]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[.B6]/100)*[.B10]" office:value-type="float" office:value="1351057.01793399" calcext:value-type="float">
            <text:p>1.35E+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lde</text:p>
          </table:table-cell>
          <table:table-cell office:value-type="string" calcext:value-type="string">
            <text:p>IMG_20160618_142037</text:p>
          </table:table-cell>
          <table:table-cell table:number-columns-repeated="9"/>
        </table:table-row>
      </table:table>
      <table:table table:name="Med 942C series lastkondensator_2" table:style-name="ta1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1 stk. 100NF 942C kondensa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 viklinger</text:p>
          </table:table-cell>
          <table:table-cell table:number-columns-repeated="4"/>
          <table:table-cell office:value-type="string" calcext:value-type="string">
            <text:p>Sve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rdlengde [cm]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Fra:</text:p>
          </table:table-cell>
          <table:table-cell/>
          <table:table-cell office:value-type="string" calcext:value-type="string">
            <text:p>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rdlengde [px]</text:p>
          </table:table-cell>
          <table:table-cell table:style-name="ce2" table:formula="of:=SQRT(([.I4]-[.G4])^2 + ([.I5]-[.G5])^2)" office:value-type="float" office:value="712.227491746843" calcext:value-type="float">
            <text:p>712</text:p>
          </table:table-cell>
          <table:table-cell office:value-type="string" calcext:value-type="string">
            <text:p>&lt;- inpu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x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Dx</text:p>
          </table:table-cell>
          <table:table-cell table:formula="of:=[.I4]-[.G4]" office:value-type="float" office:value="712" calcext:value-type="float">
            <text:p>7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y</text:p>
          </table:table-cell>
          <table:table-cell table:formula="of:=[.I5]-[.G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nistlengde [cm]</text:p>
          </table:table-cell>
          <table:table-cell table:formula="of:=[.B7]*[.B9]" office:value-type="float" office:value="47.4994682527738" calcext:value-type="float">
            <text:p>47.4994682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nistlengde [px]</text:p>
          </table:table-cell>
          <table:table-cell table:formula="of:=SQRT(([.I10]-[.G10])^2 + ([.I11]-[.G11])^2)" office:value-type="float" office:value="398.005025093905" calcext:value-type="float">
            <text:p>398.0050250939</text:p>
          </table:table-cell>
          <table:table-cell office:value-type="string" calcext:value-type="string">
            <text:p>&lt;- inpu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n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/px</text:p>
          </table:table-cell>
          <table:table-cell table:formula="of:=[.B3]/[.B4]" office:value-type="float" office:value="0.11934389080029" calcext:value-type="float">
            <text:p>0.1193438908</text:p>
          </table:table-cell>
          <table:table-cell table:number-columns-repeated="3"/>
          <table:table-cell office:value-type="string" calcext:value-type="string">
            <text:p>Fra:</text:p>
          </table:table-cell>
          <table:table-cell/>
          <table:table-cell office:value-type="string" calcext:value-type="string">
            <text:p>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/m</text:p>
          </table:table-cell>
          <table:table-cell table:style-name="ce1" office:value-type="float" office:value="3000000" calcext:value-type="float">
            <text:p>3.00E+06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x</text:p>
          </table:table-cell>
          <table:table-cell table:formula="of:=[.G4]" office:value-type="float" office:value="1531" calcext:value-type="float">
            <text:p>1531</text:p>
          </table:table-cell>
          <table:table-cell office:value-type="string" calcext:value-type="string">
            <text:p>Dx</text:p>
          </table:table-cell>
          <table:table-cell table:formula="of:=[.I10]-[.G10]" office:value-type="float" office:value="398" calcext:value-type="float">
            <text:p>398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y</text:p>
          </table:table-cell>
          <table:table-cell table:formula="of:=[.G5]" office:value-type="float" office:value="1380" calcext:value-type="float">
            <text:p>1380</text:p>
          </table:table-cell>
          <table:table-cell office:value-type="string" calcext:value-type="string">
            <text:p>Dy</text:p>
          </table:table-cell>
          <table:table-cell table:formula="of:=[.I11]-[.G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[.B6]/100)*[.B10]" office:value-type="float" office:value="1424984.04758322" calcext:value-type="float">
            <text:p>1.42E+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lde</text:p>
          </table:table-cell>
          <table:table-cell office:value-type="string" calcext:value-type="string">
            <text:p>IMG_20160618_14203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4:14:29.147247889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8:20:07.199000000</meta:creation-date>
    <dc:date>2016-06-18T15:41:56.873024313</dc:date>
    <meta:editing-duration>PT25M45S</meta:editing-duration>
    <meta:editing-cycles>3</meta:editing-cycles>
    <meta:generator>LibreOffice/4.3.3.2$Linux_X86_64 LibreOffice_project/430m0$Build-2</meta:generator>
    <dc:creator>Oystein Smith</dc:creator>
    <meta:document-statistic meta:table-count="3" meta:cell-count="116" meta:object-count="0"/>
  </office:meta>
</office:document-meta>
</file>